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ilensteine" style:family="table">
      <style:table-properties style:width="16.999cm" table:align="margins"/>
    </style:style>
    <style:style style:name="Meilensteine.A" style:family="table-column">
      <style:table-column-properties style:column-width="5.666cm" style:rel-column-width="21845*"/>
    </style:style>
    <style:style style:name="Meilensteine.A1" style:family="table-cell">
      <style:table-cell-properties fo:padding="0.097cm" fo:border-left="0.05pt solid #000000" fo:border-right="none" fo:border-top="0.05pt solid #000000" fo:border-bottom="0.05pt solid #000000"/>
    </style:style>
    <style:style style:name="Meilensteine.C1" style:family="table-cell">
      <style:table-cell-properties fo:padding="0.097cm" fo:border="0.05pt solid #000000"/>
    </style:style>
    <style:style style:name="Meilensteine.2" style:family="table-row">
      <style:table-row-properties style:min-row-height="1.804cm"/>
    </style:style>
    <style:style style:name="Meilensteine.A2" style:family="table-cell">
      <style:table-cell-properties fo:padding="0.097cm" fo:border-left="0.05pt solid #000000" fo:border-right="none" fo:border-top="none" fo:border-bottom="0.05pt solid #000000"/>
    </style:style>
    <style:style style:name="Meilenstein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3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0a1cd7"/>
    </style:style>
    <style:style style:name="P14" style:family="paragraph" style:parent-style-name="Table_20_Contents">
      <style:paragraph-properties fo:text-align="center" style:justify-single-word="false"/>
      <style:text-properties officeooo:rsid="000a1cd7" officeooo:paragraph-rsid="000a1cd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a1cd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Einleitung</text:p>
      <text:p text:style-name="P4"/>
      <text:p text:style-name="P3">1.1 <text:span text:style-name="T1">Projektübersicht</text:span></text:p>
      <text:p text:style-name="P3">Im Rahmen des Studiums im Studiengang Informatik an der Fachhochschule Bielefeld stellte sich die Aufgabe eine <text:span text:style-name="T3">m</text:span>obile Applikation von Grund auf zu entwickeln. Im Folgenden wird das Vorgehen für das Projekt beschrieben und festgehalten. </text:p>
      <text:p text:style-name="P3"/>
      <text:p text:style-name="P3"/>
      <text:list xml:id="list6358528306435888072" text:style-name="L1">
        <text:list-item>
          <text:list>
            <text:list-header>
              <text:p text:style-name="P6">1.1.1 <text:span text:style-name="T1">Ziele</text:span></text:p>
            </text:list-header>
          </text:list>
        </text:list-item>
      </text:list>
      <text:p text:style-name="P3">Ziel des Projektes ist die Entwicklung einer nativen mobilen Applikation zum <text:span text:style-name="T3">Austausch</text:span> von Nachrichten zwischen 2 <text:span text:style-name="T3">Endgeräten</text:span> über Bluetooth. Zielplattform ist dabei Android. Wichtig ist dabei, dass die Verbindung über Bluetooth <text:span text:style-name="T3">hergestellt wird</text:span> <text:span text:style-name="T3">und der Nachrichteninhalt verschlüsselt wird.</text:span></text:p>
      <text:p text:style-name="P3"/>
      <text:p text:style-name="P2">1.1.2 Haupt-Meilensteine und grober Zeitplan</text:p>
      <text:p text:style-name="P2"/>
      <text:p text:style-name="P3">Es wurden Meilensteine eingesetzt um Pufferzeiten einzukalkulieren und um den Abgabetermin des Projektes einzuhalten.</text:p>
      <text:p text:style-name="P3"/>
      <table:table table:name="Meilensteine" table:style-name="Meilensteine">
        <table:table-column table:style-name="Meilensteine.A" table:number-columns-repeated="3"/>
        <table:table-row>
          <table:table-cell table:style-name="Meilensteine.A1" office:value-type="string">
            <text:p text:style-name="Table_20_Heading">Meilenstein</text:p>
          </table:table-cell>
          <table:table-cell table:style-name="Meilensteine.A1" office:value-type="string">
            <text:p text:style-name="Table_20_Heading">Datum</text:p>
          </table:table-cell>
          <table:table-cell table:style-name="Meilensteine.C1" office:value-type="string">
            <text:p text:style-name="Table_20_Heading">Bezeichnung</text:p>
          </table:table-cell>
        </table:table-row>
        <table:table-row table:style-name="Meilensteine.2">
          <table:table-cell table:style-name="Meilensteine.A2" office:value-type="string">
            <text:p text:style-name="P5"/>
            <text:p text:style-name="P5"/>
            <text:p text:style-name="P5">M0</text:p>
            <text:p text:style-name="P5"/>
            <text:p text:style-name="P5"/>
            <text:p text:style-name="P5"/>
            <text:p text:style-name="P5">M1</text:p>
            <text:p text:style-name="P5"/>
            <text:p text:style-name="P5"/>
            <text:p text:style-name="P5">M2</text:p>
            <text:p text:style-name="P5"/>
            <text:p text:style-name="P5">M3</text:p>
            <text:p text:style-name="P5"/>
            <text:p text:style-name="P5">M4</text:p>
            <text:p text:style-name="P5"/>
            <text:p text:style-name="P5">M5</text:p>
          </table:table-cell>
          <table:table-cell table:style-name="Meilensteine.A2" office:value-type="string">
            <text:p text:style-name="P5">12.04.16</text:p>
            <text:p text:style-name="P5"/>
            <text:p text:style-name="P5">12.04.16</text:p>
            <text:p text:style-name="P5"/>
            <text:p text:style-name="P5">19.04.16</text:p>
            <text:p text:style-name="P5"/>
            <text:p text:style-name="P5">04.05.1<text:span text:style-name="T3">6</text:span></text:p>
            <text:p text:style-name="P5"/>
            <text:p text:style-name="P5"/>
            <text:p text:style-name="P5">15.05.16</text:p>
            <text:p text:style-name="P5"/>
            <text:p text:style-name="P5">29.05.16</text:p>
            <text:p text:style-name="P5"/>
            <text:p text:style-name="P5">06.06.16</text:p>
            <text:p text:style-name="P5"/>
            <text:p text:style-name="P5">27.06.16</text:p>
            <text:p text:style-name="P5"/>
            <text:p text:style-name="P5">07.07.16</text:p>
          </table:table-cell>
          <table:table-cell table:style-name="Meilensteine.C2" office:value-type="string">
            <text:p text:style-name="P5">Projektbeginn</text:p>
            <text:p text:style-name="P5"/>
            <text:p text:style-name="P5">Anforderungsanalyse</text:p>
            <text:p text:style-name="P5"/>
            <text:p text:style-name="P5">Arbeitseinteilung</text:p>
            <text:p text:style-name="P5"/>
            <text:p text:style-name="P13">Grundfunktionalität Bluetooth und Nachrichtenaustausch</text:p>
            <text:p text:style-name="P5"/>
            <text:p text:style-name="P14">Verschlüsselung</text:p>
            <text:p text:style-name="P5"/>
            <text:p text:style-name="P5">Datenbank</text:p>
            <text:p text:style-name="P5"/>
            <text:p text:style-name="P5">GUI</text:p>
            <text:p text:style-name="P5"/>
            <text:p text:style-name="P5">Projektdokumentation</text:p>
            <text:p text:style-name="P5"/>
            <text:p text:style-name="P5">Projektabgabe</text:p>
          </table:table-cell>
        </table:table-row>
      </table:table>
      <text:p text:style-name="P4"/>
      <text:p text:style-name="P4"/>
      <text:list xml:id="list3786114476121374326" text:style-name="L2">
        <text:list-item>
          <text:list>
            <text:list-item>
              <text:list>
                <text:list-item>
                  <text:p text:style-name="P9">Benötigte Ressourcen</text:p>
                </text:list-item>
              </text:list>
            </text:list-item>
          </text:list>
        </text:list-item>
      </text:list>
      <text:list xml:id="list218764123203322904" text:style-name="L3">
        <text:list-item>
          <text:list>
            <text:list-item>
              <text:list>
                <text:list-item>
                  <text:p text:style-name="P10">Menschliche Ressourcen</text:p>
                  <text:p text:style-name="P7"><text:s/>Für das Projekt stehen 3 Entwickler zur Verfügung. Es wird davon ausgegangen, dass alle Entwickler durchschnittlich jeweils <text:span text:style-name="T3">12</text:span> Stunden die Woche ausschließlich an dem Projekt arbeiten.</text:p>
                </text:list-item>
                <text:list-item>
                  <text:p text:style-name="P10">Hardware</text:p>
                  <text:p text:style-name="P7">Als Hardware wird ein mobiles Endgerät benötigt. <text:span text:style-name="T3">Auf diesem muss Android laufen. Als Entwicklungsgeräte stehen zur Verfügung: HTC Desire S mit Android 4.4.4, Sony Xperia E3 mit Android 6.0.1, Galaxy S7 Edge mit Android 6.0.1 und HTC One M7 mit Android 5.0.2.</text:span></text:p>
                </text:list-item>
                <text:list-item>
                  <text:p text:style-name="P10">Räume</text:p>
                </text:list-item>
              </text:list>
            </text:list-item>
          </text:list>
        </text:list-item>
      </text:list>
      <text:p text:style-name="P2"><text:soft-page-break/><text:tab/><text:tab/><text:tab/><text:span text:style-name="T2">Das Projekt wird voraussichtlich weitgehend virtuell organisiert, jedoch <text:tab/><text:tab/><text:tab/><text:tab/>wurde sich einmal die Woche getroffen um den aktuellen Stand des Projektes <text:tab/><text:tab/><text:tab/>zu besprechen.</text:span></text:p>
      <text:p text:style-name="P11">1.1.4 Mitarbeiter</text:p>
      <text:p text:style-name="P2"/>
      <text:p text:style-name="P3">Nils Dralle</text:p>
      <text:p text:style-name="P3"><text:a xlink:type="simple" xlink:href="mailto:ndralle@fh-bielefeld.de" text:style-name="Internet_20_link" text:visited-style-name="Visited_20_Internet_20_Link">ndralle@fh-bielefeld.de</text:a></text:p>
      <text:p text:style-name="P3"/>
      <text:p text:style-name="P3">Niklas Timme</text:p>
      <text:p text:style-name="P3"><text:a xlink:type="simple" xlink:href="mailto:ntimme@fh-bielefeld.de" text:style-name="Internet_20_link" text:visited-style-name="Visited_20_Internet_20_Link">ntimme@fh-bielefeld.de</text:a></text:p>
      <text:p text:style-name="P3"/>
      <text:p text:style-name="P3">Niklas Röhling</text:p>
      <text:p text:style-name="P3"><text:a xlink:type="simple" xlink:href="mailto:nroehling@fh-bielefeld.de" text:style-name="Internet_20_link" text:visited-style-name="Visited_20_Internet_20_Link">nroehling@fh-bielefeld.de</text:a></text:p>
      <text:p text:style-name="P3"/>
      <text:p text:style-name="P2">1.1.5 Budget</text:p>
      <text:p text:style-name="P2"/>
      <text:p text:style-name="P3">Abgesehen von den menschlichen Ressourcen steht kein weiteres Budget zur Verfügung.</text:p>
      <text:p text:style-name="P3">An Arbeitszeit stehen insgesamt bei einer angenommenen Projektlaufzeit bis zum 7. Juli 2016, schätzungweise 3 * 12 * 12 = 1296 Entwicklerstunden zur Verfügung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7H9M1S</meta:editing-duration>
    <meta:editing-cycles>22</meta:editing-cycles>
    <meta:generator>LibreOffice/5.0.6.2$Linux_X86_64 LibreOffice_project/00$Build-2</meta:generator>
    <dc:date>2016-07-01T10:19:24.375749526</dc:date>
    <dc:creator>Nils Dralle</dc:creator>
    <meta:document-statistic meta:table-count="1" meta:image-count="0" meta:object-count="0" meta:page-count="2" meta:paragraph-count="51" meta:word-count="277" meta:character-count="2062" meta:non-whitespace-character-count="1830"/>
    <meta:user-defined meta:name="Info 1"/>
    <meta:user-defined meta:name="Info 2"/>
    <meta:user-defined meta:name="Info 3"/>
    <meta:user-defined meta:name="Info 4"/>
  </office:meta>
</office:document-meta>
</file>